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1.4cm" svg:x="1.5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3.8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0.2cm" svg:y="1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1.2cm" svg:x="1.6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0.2cm" svg:y="0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0.2cm" svg:y="2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7cm" svg:y="0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6.7cm" svg:y="0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.2cm" svg:y="0.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4cm" svg:x="1.5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1.2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7cm" svg:y="1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.3cm" svg:y="1.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cm" svg:y="1.9cm">
          <text:p text:style-name="P1">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itar Asenov</meta:initial-creator>
    <meta:creation-date>2011-03-08T09:01:33</meta:creation-date>
    <dc:date>2011-03-08T09:42:32</dc:date>
    <dc:creator>Dimitar Asenov</dc:creator>
    <meta:editing-duration>PT00H38M04S</meta:editing-duration>
    <meta:editing-cycles>4</meta:editing-cycles>
    <meta:generator>OpenOffice.org/3.2$Unix OpenOffice.org_project/320m19$Build-9505</meta:generator>
    <meta:document-statistic meta:object-count="14"/>
  </office:meta>
</office:document-meta>
</file>